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nux Libertine O" svg:font-family="'Linux Libertine O'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Footnote">
      <loext:graphic-properties draw:fill="none"/>
      <style:paragraph-properties fo:margin-left="0cm" fo:margin-right="0cm" fo:line-height="100%" fo:text-indent="0cm" style:auto-text-indent="false" fo:background-color="transparent" text:number-lines="false" text:line-number="0"/>
      <style:text-properties style:font-name="Linux Libertine O" fo:font-size="12pt" fo:language="id" fo:country="ID" fo:font-style="normal" fo:font-weight="normal" officeooo:rsid="0009be4d" officeooo:paragraph-rsid="000b4d3f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line-height="100%"/>
      <style:text-properties style:font-name="Linux Libertine O" fo:font-size="12pt" fo:language="id" fo:country="ID" fo:font-style="normal" fo:font-weight="normal" officeooo:rsid="0009be4d" officeooo:paragraph-rsid="000b4d3f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Footnote">
      <loext:graphic-properties draw:fill="none"/>
      <style:paragraph-properties fo:margin-left="0cm" fo:margin-right="0cm" fo:line-height="100%" fo:text-indent="0cm" style:auto-text-indent="false" fo:background-color="transparent" text:number-lines="false" text:line-number="0"/>
      <style:text-properties style:font-name="Linux Libertine O" fo:font-size="12pt" fo:language="id" fo:country="ID" fo:font-style="normal" fo:font-weight="normal" officeooo:rsid="05fcc542" officeooo:paragraph-rsid="000b4d3f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Footnote">
      <loext:graphic-properties draw:fill="none"/>
      <style:paragraph-properties fo:margin-left="0cm" fo:margin-right="0cm" fo:line-height="100%" fo:text-indent="0cm" style:auto-text-indent="false" fo:background-color="transparent" text:number-lines="false" text:line-number="0"/>
      <style:text-properties style:font-name="Linux Libertine O" fo:font-size="12pt" fo:language="id" fo:country="ID" fo:font-style="normal" fo:font-weight="normal" officeooo:rsid="00127c76" officeooo:paragraph-rsid="00127c76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 text:number-lines="false" text:line-number="0"/>
      <style:text-properties style:font-name="Linux Libertine O" fo:font-size="12pt" fo:language="id" fo:country="ID" fo:font-style="normal" fo:font-weight="normal" officeooo:rsid="00c18189" officeooo:paragraph-rsid="0013abf8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 text:number-lines="false" text:line-number="0"/>
      <style:text-properties style:font-name="Linux Libertine O" fo:font-size="12pt" fo:language="en" fo:country="US" fo:font-style="normal" fo:font-weight="normal" officeooo:rsid="001c3041" officeooo:paragraph-rsid="000b4d3f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line-height="100%"/>
      <style:text-properties style:font-name="Linux Libertine O" fo:language="id" fo:country="ID" fo:font-style="normal" style:text-underline-style="none" fo:font-weight="normal" officeooo:rsid="004a563e" officeooo:paragraph-rsid="000b4d3f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line-height="100%"/>
      <style:text-properties style:font-name="Linux Libertine O" fo:language="id" fo:country="ID" fo:font-style="normal" style:text-underline-style="none" fo:font-weight="normal" officeooo:rsid="014a7be9" officeooo:paragraph-rsid="000b4d3f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line-height="100%"/>
      <style:text-properties style:font-name="Linux Libertine O" fo:language="id" fo:country="ID" fo:font-style="normal" style:text-underline-style="none" fo:font-weight="normal" officeooo:rsid="04c3ac0d" officeooo:paragraph-rsid="000b4d3f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line-height="100%"/>
      <style:text-properties style:font-name="Linux Libertine O" fo:language="id" fo:country="ID" fo:font-style="normal" style:text-underline-style="none" fo:font-weight="normal" officeooo:rsid="044675fc" officeooo:paragraph-rsid="000b4d3f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line-height="100%"/>
      <style:text-properties style:font-name="Linux Libertine O" fo:language="id" fo:country="ID" fo:font-style="normal" style:text-underline-style="none" fo:font-weight="normal" officeooo:rsid="02f07a43" officeooo:paragraph-rsid="000b4d3f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line-height="100%"/>
      <style:text-properties style:font-name="Linux Libertine O" fo:language="id" fo:country="ID" fo:font-style="normal" style:text-underline-style="none" fo:font-weight="normal" officeooo:rsid="01a7e3b7" officeooo:paragraph-rsid="000b4d3f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line-height="100%"/>
      <style:text-properties style:font-name="Linux Libertine O" fo:language="id" fo:country="ID" fo:font-style="normal" style:text-underline-style="none" fo:font-weight="normal" officeooo:rsid="0279b3dd" officeooo:paragraph-rsid="000b4d3f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line-height="100%"/>
      <style:text-properties style:font-name="Linux Libertine O" fo:language="id" fo:country="ID" fo:font-style="normal" style:text-underline-style="none" fo:font-weight="normal" officeooo:rsid="00283cfd" officeooo:paragraph-rsid="000b4d3f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line-height="100%"/>
      <style:text-properties style:font-name="Linux Libertine O" fo:language="id" fo:country="ID" fo:font-style="normal" style:text-underline-style="none" fo:font-weight="normal" officeooo:rsid="00283cfd" officeooo:paragraph-rsid="0021a381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line-height="100%"/>
      <style:text-properties style:font-name="Linux Libertine O" fo:language="id" fo:country="ID" fo:font-style="normal" style:text-underline-style="none" fo:font-weight="normal" officeooo:rsid="0021a381" officeooo:paragraph-rsid="0021a381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line-height="100%"/>
      <style:text-properties style:font-name="Linux Libertine O" fo:language="id" fo:country="ID" fo:font-style="normal" style:text-underline-style="none" fo:font-weight="normal" officeooo:rsid="04719b99" officeooo:paragraph-rsid="000b4d3f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line-height="100%"/>
      <style:text-properties style:font-name="Linux Libertine O" fo:language="id" fo:country="ID" fo:font-style="normal" style:text-underline-style="none" fo:font-weight="normal" officeooo:rsid="002fa41a" officeooo:paragraph-rsid="002fa41a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line-height="100%"/>
      <style:text-properties style:font-name="Linux Libertine O" fo:language="id" fo:country="ID" fo:font-style="normal" style:text-underline-style="none" fo:font-weight="normal" officeooo:rsid="0033fa8b" officeooo:paragraph-rsid="0033fa8b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break-before="page"/>
      <style:text-properties style:font-name="Linux Libertine O" fo:language="id" fo:country="ID" fo:font-style="normal" fo:font-weight="bold" officeooo:rsid="003fb2e1" officeooo:paragraph-rsid="000b4d3f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6348bcb" officeooo:paragraph-rsid="000b4d3f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494148c" officeooo:paragraph-rsid="000b4d3f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009be4d" officeooo:paragraph-rsid="000b4d3f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07d56d5" officeooo:paragraph-rsid="000b4d3f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201a8f5" officeooo:paragraph-rsid="000b4d3f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4d21627" officeooo:paragraph-rsid="000b4d3f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42218cd" officeooo:paragraph-rsid="000b4d3f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line-height="100%" fo:text-align="start" style:justify-single-word="false"/>
      <style:text-properties style:font-name="Linux Libertine O" fo:language="id" fo:country="ID" fo:font-style="normal" fo:font-weight="normal" officeooo:rsid="0031fd7b" officeooo:paragraph-rsid="000b4d3f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010953c" officeooo:paragraph-rsid="000b4d3f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style:font-name="Linux Libertine O" fo:language="id" fo:country="ID" fo:font-style="normal" fo:font-weight="normal" officeooo:rsid="0004ce0a" officeooo:paragraph-rsid="000b4d3f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style:font-name="Linux Libertine O" fo:language="id" fo:country="ID" fo:font-style="normal" fo:font-weight="normal" officeooo:rsid="04773772" officeooo:paragraph-rsid="000b4d3f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style:font-name="Linux Libertine O" fo:language="id" fo:country="ID" fo:font-style="normal" fo:font-weight="normal" officeooo:rsid="0187a8bd" officeooo:paragraph-rsid="000b4d3f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65e828d" officeooo:paragraph-rsid="000b4d3f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0fa5e55" officeooo:paragraph-rsid="000b4d3f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0fa5e55" officeooo:paragraph-rsid="00219b0f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1d656a6" officeooo:paragraph-rsid="000b4d3f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2a4571f" officeooo:paragraph-rsid="000b4d3f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3b3f98e" officeooo:paragraph-rsid="000b4d3f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2ff5c4a" officeooo:paragraph-rsid="000b4d3f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227f1f1" officeooo:paragraph-rsid="000b4d3f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17907b3" officeooo:paragraph-rsid="000b4d3f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4f89a8b" officeooo:paragraph-rsid="000b4d3f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00f1938" officeooo:paragraph-rsid="000b4d3f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037c4a7" officeooo:paragraph-rsid="000b4d3f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5ca10f3" officeooo:paragraph-rsid="000b4d3f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5cfc0dc" officeooo:paragraph-rsid="000b4d3f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586fd66" officeooo:paragraph-rsid="000b4d3f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52401a4" officeooo:paragraph-rsid="000b4d3f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3a0d782" officeooo:paragraph-rsid="000b4d3f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66ad53c" officeooo:paragraph-rsid="000b4d3f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Linux Libertine O" fo:language="id" fo:country="ID" fo:font-style="normal" fo:font-weight="normal" officeooo:rsid="0109994e" officeooo:paragraph-rsid="000b4d3f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027004d" officeooo:paragraph-rsid="000b4d3f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1f8075c" officeooo:paragraph-rsid="000b4d3f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3aa0243" officeooo:paragraph-rsid="000b4d3f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2b203fc" officeooo:paragraph-rsid="000b4d3f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2068b22" officeooo:paragraph-rsid="000b4d3f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1a4088c" officeooo:paragraph-rsid="000b4d3f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1a4088c" officeooo:paragraph-rsid="00253fc7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2c90c49" officeooo:paragraph-rsid="000b4d3f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03b37f4" officeooo:paragraph-rsid="000b4d3f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096f543" officeooo:paragraph-rsid="000b4d3f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5dc32d9" officeooo:paragraph-rsid="000b4d3f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19bc5e3" officeooo:paragraph-rsid="000b4d3f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01bcd12" officeooo:paragraph-rsid="001bcd12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01b2f75" officeooo:paragraph-rsid="000b4d3f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01d3cd7" officeooo:paragraph-rsid="001d3cd7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01b0e2c" officeooo:paragraph-rsid="000b4d3f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01b0e2c" officeooo:paragraph-rsid="001ea08f" style:font-style-asian="normal" style:font-weight-asian="normal" style:font-style-complex="normal" style:font-weight-complex="normal"/>
    </style:style>
    <style:style style:name="P69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/>
      <style:text-properties style:font-name="Linux Libertine O" fo:language="id" fo:country="ID" fo:font-style="normal" fo:font-weight="normal" officeooo:rsid="02511dab" officeooo:paragraph-rsid="001ea08f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01f10f8" officeooo:paragraph-rsid="001f10f8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line-height="100%" fo:text-align="start" style:justify-single-word="false"/>
      <style:text-properties style:font-name="Linux Libertine O" fo:language="id" fo:country="ID" fo:font-style="normal" fo:font-weight="normal" officeooo:rsid="00203fd6" officeooo:paragraph-rsid="00203fd6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028eb24" officeooo:paragraph-rsid="00219b0f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0354de5" officeooo:paragraph-rsid="0021a381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1af27f1" officeooo:paragraph-rsid="00262324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027f3f8" officeooo:paragraph-rsid="0027f3f8" style:font-style-asian="normal" style:font-weight-asian="normal" style:font-style-complex="normal" style:font-weight-complex="normal"/>
    </style:style>
    <style:style style:name="P76" style:family="paragraph" style:parent-style-name="Standard">
      <style:text-properties style:font-name="Linux Libertine O" fo:language="id" fo:country="ID" fo:font-style="normal" fo:font-weight="normal" officeooo:rsid="00223c81" officeooo:paragraph-rsid="0028f254" style:font-style-asian="normal" style:font-weight-asian="normal" style:font-style-complex="normal" style:font-weight-complex="normal"/>
    </style:style>
    <style:style style:name="P77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02a4218" officeooo:paragraph-rsid="002a4218" style:font-style-asian="normal" style:font-weight-asian="normal" style:font-style-complex="normal" style:font-weight-complex="normal"/>
    </style:style>
    <style:style style:name="P78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02a4218" officeooo:paragraph-rsid="002d641c" style:font-style-asian="normal" style:font-weight-asian="normal" style:font-style-complex="normal" style:font-weight-complex="normal"/>
    </style:style>
    <style:style style:name="P79" style:family="paragraph" style:parent-style-name="Standard">
      <style:text-properties style:font-name="Linux Libertine O" fo:language="id" fo:country="ID" fo:font-style="normal" fo:font-weight="normal" officeooo:rsid="01a652dd" officeooo:paragraph-rsid="000b4d3f" style:font-style-asian="normal" style:font-weight-asian="normal" style:font-style-complex="normal" style:font-weight-complex="normal"/>
    </style:style>
    <style:style style:name="P80" style:family="paragraph" style:parent-style-name="Standard">
      <style:text-properties style:font-name="Linux Libertine O" fo:language="id" fo:country="ID" fo:font-style="normal" fo:font-weight="normal" officeooo:rsid="002853b8" officeooo:paragraph-rsid="000b4d3f" style:font-style-asian="normal" style:font-weight-asian="normal" style:font-style-complex="normal" style:font-weight-complex="normal"/>
    </style:style>
    <style:style style:name="P81" style:family="paragraph" style:parent-style-name="Standard">
      <style:text-properties style:font-name="Linux Libertine O" fo:language="id" fo:country="ID" fo:font-style="normal" officeooo:rsid="009d57ac" officeooo:paragraph-rsid="000b4d3f" style:font-style-asian="normal" style:font-style-complex="normal"/>
    </style:style>
    <style:style style:name="P82" style:family="paragraph" style:parent-style-name="Standard">
      <style:text-properties style:font-name="Linux Libertine O" fo:language="id" fo:country="ID" fo:font-style="normal" officeooo:rsid="0680b7a3" officeooo:paragraph-rsid="000b4d3f" style:font-style-asian="normal" style:font-style-complex="normal"/>
    </style:style>
    <style:style style:name="P83" style:family="paragraph" style:parent-style-name="Standard">
      <style:text-properties style:font-name="Linux Libertine O" fo:language="id" fo:country="ID" fo:font-style="normal" officeooo:rsid="02896b16" officeooo:paragraph-rsid="000b4d3f" style:font-style-asian="normal" style:font-style-complex="normal"/>
    </style:style>
    <style:style style:name="P84" style:family="paragraph" style:parent-style-name="Standard">
      <style:text-properties style:font-name="Linux Libertine O" fo:language="id" fo:country="ID" fo:font-style="normal" officeooo:rsid="001bdbc5" officeooo:paragraph-rsid="001bdbc5" style:font-style-asian="normal" style:font-style-complex="normal"/>
    </style:style>
    <style:style style:name="P85" style:family="paragraph" style:parent-style-name="Standard">
      <style:paragraph-properties fo:line-height="100%"/>
      <style:text-properties style:font-name="Linux Libertine O" fo:language="en" fo:country="US" fo:font-style="normal" fo:font-weight="normal" officeooo:rsid="0540c74d" officeooo:paragraph-rsid="000b4d3f" style:font-style-asian="normal" style:font-weight-asian="normal" style:font-style-complex="normal" style:font-weight-complex="normal"/>
    </style:style>
    <style:style style:name="P86" style:family="paragraph" style:parent-style-name="Standard">
      <style:paragraph-properties fo:line-height="100%"/>
      <style:text-properties style:font-name="Linux Libertine O" fo:language="en" fo:country="US" fo:font-style="normal" fo:font-weight="normal" officeooo:rsid="00a1f1d4" officeooo:paragraph-rsid="0039e1d7" style:font-style-asian="normal" style:font-weight-asian="normal" style:font-style-complex="normal" style:font-weight-complex="normal"/>
    </style:style>
    <style:style style:name="P87" style:family="paragraph" style:parent-style-name="Standard">
      <style:paragraph-properties fo:line-height="100%"/>
      <style:text-properties officeooo:rsid="00219b0f" officeooo:paragraph-rsid="00219b0f"/>
    </style:style>
    <style:style style:name="P88" style:family="paragraph" style:parent-style-name="Text_20_body">
      <style:paragraph-properties fo:margin-top="0cm" fo:margin-bottom="0cm" style:contextual-spacing="false" fo:line-height="100%" fo:text-align="start" style:justify-single-word="false" style:writing-mode="lr-tb"/>
      <style:text-properties officeooo:paragraph-rsid="0041e844"/>
    </style:style>
    <style:style style:name="P89" style:family="paragraph" style:parent-style-name="Standard">
      <style:paragraph-properties fo:line-height="100%"/>
      <style:text-properties style:font-name="Linux Libertine O" fo:language="id" fo:country="ID" fo:font-style="normal" style:text-underline-style="none" fo:font-weight="normal" officeooo:rsid="04719b99" officeooo:paragraph-rsid="000b4d3f" style:font-style-asian="normal" style:font-weight-asian="normal" style:font-style-complex="normal" style:font-weight-complex="normal"/>
    </style:style>
    <style:style style:name="P90" style:family="paragraph" style:parent-style-name="Standard">
      <style:paragraph-properties fo:line-height="100%"/>
      <style:text-properties style:font-name="Linux Libertine O" fo:language="id" fo:country="ID" fo:font-style="normal" style:text-underline-style="none" fo:font-weight="normal" officeooo:rsid="003cb1ff" officeooo:paragraph-rsid="003cb1ff" style:font-style-asian="normal" style:font-weight-asian="normal" style:font-style-complex="normal" style:font-weight-complex="normal"/>
    </style:style>
    <style:style style:name="P91" style:family="paragraph" style:parent-style-name="Standard">
      <style:paragraph-properties fo:line-height="100%"/>
      <style:text-properties style:font-name="Linux Libertine O" fo:language="id" fo:country="ID" fo:font-style="normal" style:text-underline-style="none" fo:font-weight="normal" officeooo:rsid="04c3ac0d" officeooo:paragraph-rsid="000b4d3f" style:font-style-asian="normal" style:font-weight-asian="normal" style:font-style-complex="normal" style:font-weight-complex="normal"/>
    </style:style>
    <style:style style:name="P92" style:family="paragraph" style:parent-style-name="Standard">
      <style:paragraph-properties fo:line-height="100%"/>
      <style:text-properties style:font-name="Linux Libertine O" fo:language="id" fo:country="ID" fo:font-style="normal" style:text-underline-style="none" fo:font-weight="normal" officeooo:rsid="0040a4af" officeooo:paragraph-rsid="0040a4af" style:font-style-asian="normal" style:font-weight-asian="normal" style:font-style-complex="normal" style:font-weight-complex="normal"/>
    </style:style>
    <style:style style:name="P93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52401a4" officeooo:paragraph-rsid="000b4d3f" style:font-style-asian="normal" style:font-weight-asian="normal" style:font-style-complex="normal" style:font-weight-complex="normal"/>
    </style:style>
    <style:style style:name="P94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03ec8e2" officeooo:paragraph-rsid="003ec8e2" style:font-style-asian="normal" style:font-weight-asian="normal" style:font-style-complex="normal" style:font-weight-complex="normal"/>
    </style:style>
    <style:style style:name="P95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1f8075c" officeooo:paragraph-rsid="000b4d3f" style:font-style-asian="normal" style:font-weight-asian="normal" style:font-style-complex="normal" style:font-weight-complex="normal"/>
    </style:style>
    <style:style style:name="P96" style:family="paragraph" style:parent-style-name="Standard">
      <style:text-properties style:font-name="Linux Libertine O" fo:language="id" fo:country="ID" fo:font-style="normal" officeooo:rsid="009d57ac" officeooo:paragraph-rsid="000b4d3f" style:font-style-asian="normal" style:font-style-complex="normal"/>
    </style:style>
    <style:style style:name="P97" style:family="paragraph" style:parent-style-name="Standard">
      <style:paragraph-properties fo:text-align="start" style:justify-single-word="false"/>
      <style:text-properties fo:font-style="italic" fo:font-weight="normal" officeooo:rsid="00171b1b" officeooo:paragraph-rsid="00410a1d" style:font-style-asian="italic" style:font-weight-asian="normal" style:font-style-complex="italic" style:font-weight-complex="normal"/>
    </style:style>
    <style:style style:name="P98" style:family="paragraph" style:parent-style-name="Standard">
      <style:paragraph-properties fo:line-height="100%"/>
      <style:text-properties officeooo:paragraph-rsid="00411352"/>
    </style:style>
    <style:style style:name="P99" style:family="paragraph" style:parent-style-name="Standard">
      <style:paragraph-properties fo:line-height="100%"/>
      <style:text-properties officeooo:paragraph-rsid="000b4d3f"/>
    </style:style>
    <style:style style:name="P100" style:family="paragraph" style:parent-style-name="Standard">
      <style:paragraph-properties fo:line-height="100%"/>
      <style:text-properties officeooo:paragraph-rsid="00430151"/>
    </style:style>
    <style:style style:name="P101" style:family="paragraph" style:parent-style-name="Standard">
      <style:paragraph-properties fo:line-height="100%"/>
      <style:text-properties officeooo:rsid="00430151" officeooo:paragraph-rsid="00430151"/>
    </style:style>
    <style:style style:name="T1" style:family="text">
      <style:text-properties officeooo:rsid="036db0ee"/>
    </style:style>
    <style:style style:name="T2" style:family="text">
      <style:text-properties officeooo:rsid="036ed4d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36db0ee" style:font-style-asian="italic" style:font-style-complex="italic"/>
    </style:style>
    <style:style style:name="T5" style:family="text">
      <style:text-properties fo:font-style="italic" officeooo:rsid="0034b094" style:font-style-asian="italic" style:font-style-complex="italic"/>
    </style:style>
    <style:style style:name="T6" style:family="text">
      <style:text-properties fo:font-style="italic" officeooo:rsid="015faa34" style:font-style-asian="italic" style:font-style-complex="italic"/>
    </style:style>
    <style:style style:name="T7" style:family="text">
      <style:text-properties fo:font-style="italic" officeooo:rsid="05fa0235" style:font-style-asian="italic" style:font-style-complex="italic"/>
    </style:style>
    <style:style style:name="T8" style:family="text">
      <style:text-properties fo:font-style="italic" officeooo:rsid="0492e8e5" style:font-style-asian="italic" style:font-style-complex="italic"/>
    </style:style>
    <style:style style:name="T9" style:family="text">
      <style:text-properties fo:font-style="italic" officeooo:rsid="000c72a6" style:font-style-asian="italic" style:font-style-complex="italic"/>
    </style:style>
    <style:style style:name="T10" style:family="text">
      <style:text-properties fo:font-style="italic" officeooo:rsid="047503ec" style:font-style-asian="italic" style:font-style-complex="italic"/>
    </style:style>
    <style:style style:name="T11" style:family="text">
      <style:text-properties fo:font-style="italic" officeooo:rsid="00fc3298" style:font-style-asian="italic" style:font-style-complex="italic"/>
    </style:style>
    <style:style style:name="T12" style:family="text">
      <style:text-properties fo:font-style="italic" officeooo:rsid="02a5107c" style:font-style-asian="italic" style:font-style-complex="italic"/>
    </style:style>
    <style:style style:name="T13" style:family="text">
      <style:text-properties fo:font-style="italic" officeooo:rsid="05e0b78a" style:font-style-asian="italic" style:font-style-complex="italic"/>
    </style:style>
    <style:style style:name="T14" style:family="text">
      <style:text-properties fo:font-style="italic" officeooo:rsid="02380bee" style:font-style-asian="italic" style:font-style-complex="italic"/>
    </style:style>
    <style:style style:name="T15" style:family="text">
      <style:text-properties fo:font-style="italic" officeooo:rsid="0179afd9" style:font-style-asian="italic" style:font-style-complex="italic"/>
    </style:style>
    <style:style style:name="T16" style:family="text">
      <style:text-properties fo:font-style="italic" officeooo:rsid="051fac97" style:font-style-asian="italic" style:font-style-complex="italic"/>
    </style:style>
    <style:style style:name="T17" style:family="text">
      <style:text-properties fo:font-style="italic" officeooo:rsid="0524302b" style:font-style-asian="italic" style:font-style-complex="italic"/>
    </style:style>
    <style:style style:name="T18" style:family="text">
      <style:text-properties fo:font-style="italic" officeooo:rsid="0637fe8c" style:font-style-asian="italic" style:font-style-complex="italic"/>
    </style:style>
    <style:style style:name="T19" style:family="text">
      <style:text-properties fo:font-style="italic" officeooo:rsid="007fc41f" style:font-style-asian="italic" style:font-style-complex="italic"/>
    </style:style>
    <style:style style:name="T20" style:family="text">
      <style:text-properties fo:font-style="italic" officeooo:rsid="038bae64" style:font-style-asian="italic" style:font-style-complex="italic"/>
    </style:style>
    <style:style style:name="T21" style:family="text">
      <style:text-properties fo:font-style="italic" officeooo:rsid="02d96c36" style:font-style-asian="italic" style:font-style-complex="italic"/>
    </style:style>
    <style:style style:name="T22" style:family="text">
      <style:text-properties fo:font-style="italic" officeooo:rsid="02fa5d52" style:font-style-asian="italic" style:font-style-complex="italic"/>
    </style:style>
    <style:style style:name="T23" style:family="text">
      <style:text-properties fo:font-style="italic" officeooo:rsid="02fb850b" style:font-style-asian="italic" style:font-style-complex="italic"/>
    </style:style>
    <style:style style:name="T24" style:family="text">
      <style:text-properties fo:font-style="italic" officeooo:rsid="0279b3dd" style:font-style-asian="italic" style:font-style-complex="italic"/>
    </style:style>
    <style:style style:name="T25" style:family="text">
      <style:text-properties fo:font-style="italic" officeooo:rsid="0251386f" style:font-style-asian="italic" style:font-style-complex="italic"/>
    </style:style>
    <style:style style:name="T26" style:family="text">
      <style:text-properties fo:font-style="italic" officeooo:rsid="00219b0f" style:font-style-asian="italic" style:font-style-complex="italic"/>
    </style:style>
    <style:style style:name="T27" style:family="text">
      <style:text-properties fo:font-style="italic" officeooo:rsid="00253fc7" style:font-style-asian="italic" style:font-style-complex="italic"/>
    </style:style>
    <style:style style:name="T28" style:family="text">
      <style:text-properties fo:font-style="italic" officeooo:rsid="03480173" style:font-style-asian="italic" style:font-style-complex="italic"/>
    </style:style>
    <style:style style:name="T29" style:family="text">
      <style:text-properties fo:font-style="italic" officeooo:rsid="03491e8e" style:font-style-asian="italic" style:font-style-complex="italic"/>
    </style:style>
    <style:style style:name="T30" style:family="text">
      <style:text-properties fo:font-style="italic" officeooo:rsid="002d641c" style:font-style-asian="italic" style:font-style-complex="italic"/>
    </style:style>
    <style:style style:name="T31" style:family="text">
      <style:text-properties fo:font-style="italic" officeooo:rsid="0030d3aa" style:font-style-asian="italic" style:font-style-complex="italic"/>
    </style:style>
    <style:style style:name="T32" style:family="text">
      <style:text-properties fo:font-style="italic" officeooo:rsid="003d93cc" style:font-style-asian="italic" style:font-style-complex="italic"/>
    </style:style>
    <style:style style:name="T33" style:family="text">
      <style:text-properties fo:font-style="italic" officeooo:rsid="0182df7b" style:font-style-asian="italic" style:font-style-complex="italic"/>
    </style:style>
    <style:style style:name="T34" style:family="text">
      <style:text-properties fo:font-style="italic" officeooo:rsid="004eccd6" style:font-style-asian="italic" style:font-style-complex="italic"/>
    </style:style>
    <style:style style:name="T35" style:family="text">
      <style:text-properties fo:font-style="italic" fo:font-weight="normal" officeooo:rsid="00295fa4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029bb75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02853b8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376089" style:font-style-asian="italic" style:font-weight-asian="normal" style:font-style-complex="italic" style:font-weight-complex="normal"/>
    </style:style>
    <style:style style:name="T39" style:family="text">
      <style:text-properties fo:font-style="italic" style:text-underline-style="none" style:font-style-asian="italic" style:font-style-complex="italic"/>
    </style:style>
    <style:style style:name="T40" style:family="text">
      <style:text-properties fo:font-style="italic" style:text-underline-style="none" officeooo:rsid="004a563e" style:font-style-asian="italic" style:font-style-complex="italic"/>
    </style:style>
    <style:style style:name="T41" style:family="text">
      <style:text-properties fo:font-style="italic" style:text-underline-style="none" officeooo:rsid="00e9fba3" style:font-style-asian="italic" style:font-style-complex="italic"/>
    </style:style>
    <style:style style:name="T42" style:family="text">
      <style:text-properties fo:font-style="italic" style:text-underline-style="none" officeooo:rsid="00283cfd" style:font-style-asian="italic" style:font-style-complex="italic"/>
    </style:style>
    <style:style style:name="T43" style:family="text">
      <style:text-properties officeooo:rsid="036e7df1"/>
    </style:style>
    <style:style style:name="T44" style:family="text">
      <style:text-properties officeooo:rsid="0032c90f"/>
    </style:style>
    <style:style style:name="T45" style:family="text">
      <style:text-properties officeooo:rsid="0034b094"/>
    </style:style>
    <style:style style:name="T46" style:family="text">
      <style:text-properties officeooo:rsid="0370e77c"/>
    </style:style>
    <style:style style:name="T47" style:family="text">
      <style:text-properties officeooo:rsid="0370b9a6"/>
    </style:style>
    <style:style style:name="T48" style:family="text">
      <style:text-properties officeooo:rsid="05fa0235"/>
    </style:style>
    <style:style style:name="T49" style:family="text">
      <style:text-properties fo:language="id" fo:country="ID" officeooo:rsid="036ed4dc"/>
    </style:style>
    <style:style style:name="T50" style:family="text">
      <style:text-properties officeooo:rsid="001c7078"/>
    </style:style>
    <style:style style:name="T51" style:family="text">
      <style:text-properties style:font-name="Linux Libertine O" fo:language="id" fo:country="ID" fo:font-style="normal" style:text-underline-style="none" fo:font-weight="normal" style:font-style-asian="normal" style:font-weight-asian="normal" style:font-style-complex="normal" style:font-weight-complex="normal"/>
    </style:style>
    <style:style style:name="T52" style:family="text">
      <style:text-properties style:font-name="Linux Libertine O" fo:language="id" fo:country="ID" fo:font-style="normal" style:text-underline-style="none" fo:font-weight="normal" officeooo:rsid="04719b99" style:font-style-asian="normal" style:font-weight-asian="normal" style:font-style-complex="normal" style:font-weight-complex="normal"/>
    </style:style>
    <style:style style:name="T53" style:family="text">
      <style:text-properties style:font-name="Linux Libertine O" fo:language="id" fo:country="ID" fo:font-style="normal" style:text-underline-style="none" fo:font-weight="normal" officeooo:rsid="04726001" style:font-style-asian="normal" style:font-weight-asian="normal" style:font-style-complex="normal" style:font-weight-complex="normal"/>
    </style:style>
    <style:style style:name="T54" style:family="text">
      <style:text-properties style:font-name="Linux Libertine O" fo:language="id" fo:country="ID" fo:font-style="normal" fo:font-weight="normal" officeooo:rsid="06348bcb" style:font-style-asian="normal" style:font-weight-asian="normal" style:font-style-complex="normal" style:font-weight-complex="normal"/>
    </style:style>
    <style:style style:name="T55" style:family="text">
      <style:text-properties style:font-name="Linux Libertine O" fo:language="id" fo:country="ID" fo:font-style="normal" fo:font-weight="normal" officeooo:rsid="001680ba" style:font-style-asian="normal" style:font-weight-asian="normal" style:font-style-complex="normal" style:font-weight-complex="normal"/>
    </style:style>
    <style:style style:name="T56" style:family="text">
      <style:text-properties style:font-name="Linux Libertine O" fo:language="id" fo:country="ID" fo:font-style="normal" fo:font-weight="normal" officeooo:rsid="00411352" style:font-style-asian="normal" style:font-weight-asian="normal" style:font-style-complex="normal" style:font-weight-complex="normal"/>
    </style:style>
    <style:style style:name="T57" style:family="text">
      <style:text-properties style:font-name="Linux Libertine O" fo:language="id" fo:country="ID" fo:font-style="italic" style:text-underline-style="none" fo:font-weight="normal" style:font-style-asian="italic" style:font-weight-asian="normal" style:font-style-complex="italic" style:font-weight-complex="normal"/>
    </style:style>
    <style:style style:name="T58" style:family="text">
      <style:text-properties style:font-name="Linux Libertine O" fo:language="id" fo:country="ID" fo:font-style="italic" style:text-underline-style="none" fo:font-weight="normal" officeooo:rsid="04726001" style:font-style-asian="italic" style:font-weight-asian="normal" style:font-style-complex="italic" style:font-weight-complex="normal"/>
    </style:style>
    <style:style style:name="T59" style:family="text">
      <style:text-properties style:font-name="Linux Libertine O" fo:language="id" fo:country="ID" fo:font-style="italic" fo:font-weight="normal" officeooo:rsid="06348bcb" style:font-style-asian="italic" style:font-weight-asian="normal" style:font-style-complex="italic" style:font-weight-complex="normal"/>
    </style:style>
    <style:style style:name="T60" style:family="text">
      <style:text-properties style:font-name="Linux Libertine O" fo:font-size="12pt" fo:language="id" fo:country="ID" fo:font-style="normal" fo:font-weight="normal" officeooo:rsid="036ed4dc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font-size="12pt" officeooo:rsid="036ed4dc" style:font-size-asian="12pt" style:font-size-complex="12pt"/>
    </style:style>
    <style:style style:name="T62" style:family="text">
      <style:text-properties fo:font-size="12pt" fo:font-weight="normal" style:font-size-asian="12pt" style:font-weight-asian="normal" style:font-size-complex="12pt" style:font-weight-complex="normal"/>
    </style:style>
    <style:style style:name="T63" style:family="text">
      <style:text-properties fo:font-size="12pt" fo:font-weight="normal" officeooo:rsid="0029bb75" style:font-size-asian="12pt" style:font-weight-asian="normal" style:font-size-complex="12pt" style:font-weight-complex="normal"/>
    </style:style>
    <style:style style:name="T64" style:family="text">
      <style:text-properties officeooo:rsid="0635c905"/>
    </style:style>
    <style:style style:name="T65" style:family="text">
      <style:text-properties officeooo:rsid="049195a5"/>
    </style:style>
    <style:style style:name="T66" style:family="text">
      <style:text-properties officeooo:rsid="0492e8e5"/>
    </style:style>
    <style:style style:name="T67" style:family="text">
      <style:text-properties officeooo:rsid="0495c0a8"/>
    </style:style>
    <style:style style:name="T68" style:family="text">
      <style:text-properties officeooo:rsid="0202f5a4"/>
    </style:style>
    <style:style style:name="T69" style:family="text">
      <style:text-properties officeooo:rsid="054234f7"/>
    </style:style>
    <style:style style:name="T70" style:family="text">
      <style:text-properties officeooo:rsid="05681327"/>
    </style:style>
    <style:style style:name="T71" style:family="text">
      <style:text-properties officeooo:rsid="000c72a6"/>
    </style:style>
    <style:style style:name="T72" style:family="text">
      <style:text-properties officeooo:rsid="0011b0ff"/>
    </style:style>
    <style:style style:name="T73" style:family="text">
      <style:text-properties officeooo:rsid="00283cfd"/>
    </style:style>
    <style:style style:name="T74" style:family="text">
      <style:text-properties officeooo:rsid="047503ec"/>
    </style:style>
    <style:style style:name="T75" style:family="text">
      <style:text-properties officeooo:rsid="04762698"/>
    </style:style>
    <style:style style:name="T76" style:family="text">
      <style:text-properties officeooo:rsid="04787c62"/>
    </style:style>
    <style:style style:name="T77" style:family="text">
      <style:text-properties officeooo:rsid="0188d54f"/>
    </style:style>
    <style:style style:name="T78" style:family="text">
      <style:text-properties officeooo:rsid="00fc3298"/>
    </style:style>
    <style:style style:name="T79" style:family="text">
      <style:text-properties officeooo:rsid="01d80f39"/>
    </style:style>
    <style:style style:name="T80" style:family="text">
      <style:text-properties officeooo:rsid="01d8f5b2"/>
    </style:style>
    <style:style style:name="T81" style:family="text">
      <style:text-properties officeooo:rsid="02a5107c"/>
    </style:style>
    <style:style style:name="T82" style:family="text">
      <style:text-properties officeooo:rsid="05e0b78a"/>
    </style:style>
    <style:style style:name="T83" style:family="text">
      <style:text-properties officeooo:rsid="02380bee"/>
    </style:style>
    <style:style style:name="T84" style:family="text">
      <style:text-properties officeooo:rsid="0179afd9"/>
    </style:style>
    <style:style style:name="T85" style:family="text">
      <style:text-properties officeooo:rsid="051f2afe"/>
    </style:style>
    <style:style style:name="T86" style:family="text">
      <style:text-properties officeooo:rsid="04fa551e"/>
    </style:style>
    <style:style style:name="T87" style:family="text">
      <style:text-properties officeooo:rsid="051fac97"/>
    </style:style>
    <style:style style:name="T88" style:family="text">
      <style:text-properties officeooo:rsid="0520d7ad"/>
    </style:style>
    <style:style style:name="T89" style:family="text">
      <style:text-properties officeooo:rsid="030152e8"/>
    </style:style>
    <style:style style:name="T90" style:family="text">
      <style:text-properties officeooo:rsid="0524302b"/>
    </style:style>
    <style:style style:name="T91" style:family="text">
      <style:text-properties officeooo:rsid="007fc41f"/>
    </style:style>
    <style:style style:name="T92" style:family="text">
      <style:text-properties officeooo:rsid="000cfbd6"/>
    </style:style>
    <style:style style:name="T93" style:family="text">
      <style:text-properties officeooo:rsid="038bae64"/>
    </style:style>
    <style:style style:name="T94" style:family="text">
      <style:text-properties officeooo:rsid="06dae776"/>
    </style:style>
    <style:style style:name="T95" style:family="text">
      <style:text-properties officeooo:rsid="013ec103"/>
    </style:style>
    <style:style style:name="T96" style:family="text">
      <style:text-properties fo:font-weight="normal" officeooo:rsid="0029bb75" style:font-weight-asian="normal" style:font-weight-complex="normal"/>
    </style:style>
    <style:style style:name="T97" style:family="text">
      <style:text-properties fo:font-weight="normal" officeooo:rsid="01a652dd" style:font-weight-asian="normal" style:font-weight-complex="normal"/>
    </style:style>
    <style:style style:name="T98" style:family="text">
      <style:text-properties fo:font-weight="normal" officeooo:rsid="002853b8" style:font-weight-asian="normal" style:font-weight-complex="normal"/>
    </style:style>
    <style:style style:name="T99" style:family="text">
      <style:text-properties fo:font-weight="normal" officeooo:rsid="00376089" style:font-weight-asian="normal" style:font-weight-complex="normal"/>
    </style:style>
    <style:style style:name="T100" style:family="text">
      <style:text-properties officeooo:rsid="028b1863"/>
    </style:style>
    <style:style style:name="T101" style:family="text">
      <style:text-properties officeooo:rsid="01f8f9da"/>
    </style:style>
    <style:style style:name="T102" style:family="text">
      <style:text-properties officeooo:rsid="029a27b1"/>
    </style:style>
    <style:style style:name="T103" style:family="text">
      <style:text-properties officeooo:rsid="0277c2df"/>
    </style:style>
    <style:style style:name="T104" style:family="text">
      <style:text-properties officeooo:rsid="02d96c36"/>
    </style:style>
    <style:style style:name="T105" style:family="text">
      <style:text-properties officeooo:rsid="0208832f"/>
    </style:style>
    <style:style style:name="T106" style:family="text">
      <style:text-properties officeooo:rsid="001b3986"/>
    </style:style>
    <style:style style:name="T107" style:family="text">
      <style:text-properties officeooo:rsid="01a50044"/>
    </style:style>
    <style:style style:name="T108" style:family="text">
      <style:text-properties style:text-underline-style="none"/>
    </style:style>
    <style:style style:name="T109" style:family="text">
      <style:text-properties style:text-underline-style="none" officeooo:rsid="004a563e"/>
    </style:style>
    <style:style style:name="T110" style:family="text">
      <style:text-properties style:text-underline-style="none" officeooo:rsid="00e8e00d"/>
    </style:style>
    <style:style style:name="T111" style:family="text">
      <style:text-properties style:text-underline-style="none" officeooo:rsid="00e9fba3"/>
    </style:style>
    <style:style style:name="T112" style:family="text">
      <style:text-properties style:text-underline-style="none" officeooo:rsid="00283cfd"/>
    </style:style>
    <style:style style:name="T113" style:family="text">
      <style:text-properties style:text-underline-style="none" officeooo:rsid="0279b3dd"/>
    </style:style>
    <style:style style:name="T114" style:family="text">
      <style:text-properties officeooo:rsid="02fa5d52"/>
    </style:style>
    <style:style style:name="T115" style:family="text">
      <style:text-properties officeooo:rsid="02fb850b"/>
    </style:style>
    <style:style style:name="T116" style:family="text">
      <style:text-properties officeooo:rsid="02fd7691"/>
    </style:style>
    <style:style style:name="T117" style:family="text">
      <style:text-properties officeooo:rsid="0279b3dd"/>
    </style:style>
    <style:style style:name="T118" style:family="text">
      <style:text-properties officeooo:rsid="001138be"/>
    </style:style>
    <style:style style:name="T119" style:family="text">
      <style:text-properties officeooo:rsid="0251386f"/>
    </style:style>
    <style:style style:name="T120" style:family="text">
      <style:text-properties officeooo:rsid="02c33805"/>
    </style:style>
    <style:style style:name="T121" style:family="text">
      <style:text-properties officeooo:rsid="00253fc7"/>
    </style:style>
    <style:style style:name="T122" style:family="text">
      <style:text-properties officeooo:rsid="002265e8"/>
    </style:style>
    <style:style style:name="T123" style:family="text">
      <style:text-properties officeooo:rsid="0009be4d"/>
    </style:style>
    <style:style style:name="T124" style:family="text">
      <style:text-properties officeooo:rsid="002d641c"/>
    </style:style>
    <style:style style:name="T125" style:family="text">
      <style:text-properties officeooo:rsid="0030d3aa"/>
    </style:style>
    <style:style style:name="T126" style:family="text">
      <style:text-properties officeooo:rsid="0032120e"/>
    </style:style>
    <style:style style:name="T127" style:family="text">
      <style:text-properties officeooo:rsid="00a34a1c"/>
    </style:style>
    <style:style style:name="T128" style:family="text">
      <style:text-properties style:font-name="Linux Libertine O"/>
    </style:style>
    <style:style style:name="T129" style:family="text">
      <style:text-properties style:font-name="Linux Libertine O" officeooo:rsid="012cba67"/>
    </style:style>
    <style:style style:name="T130" style:family="text">
      <style:text-properties officeooo:rsid="003d93cc"/>
    </style:style>
    <style:style style:name="T131" style:family="text">
      <style:text-properties fo:font-style="normal" style:font-style-asian="normal" style:font-style-complex="normal"/>
    </style:style>
    <style:style style:name="T132" style:family="text">
      <style:text-properties fo:font-style="normal" officeooo:rsid="000a8d4b" style:font-style-asian="normal" style:font-style-complex="normal"/>
    </style:style>
    <style:style style:name="T133" style:family="text">
      <style:text-properties fo:font-style="normal" officeooo:rsid="0050a224" style:font-style-asian="normal" style:font-style-complex="normal"/>
    </style:style>
    <style:style style:name="T134" style:family="text">
      <style:text-properties fo:font-style="normal" officeooo:rsid="00430151" style:font-style-asian="normal" style:font-style-complex="normal"/>
    </style:style>
    <style:style style:name="T135" style:family="text">
      <style:text-properties fo:font-style="normal" officeooo:rsid="0046c075" style:font-style-asian="normal" style:font-style-complex="normal"/>
    </style:style>
    <style:style style:name="T136" style:family="text">
      <style:text-properties officeooo:rsid="0032be72"/>
    </style:style>
    <style:style style:name="T137" style:family="text">
      <style:text-properties officeooo:rsid="012cba67"/>
    </style:style>
    <style:style style:name="T138" style:family="text">
      <style:text-properties officeooo:rsid="0182df7b"/>
    </style:style>
    <style:style style:name="T139" style:family="text">
      <style:text-properties officeooo:rsid="018469b0"/>
    </style:style>
    <style:style style:name="T140" style:family="text">
      <style:text-properties fo:language="en" fo:country="US" fo:font-weight="normal" style:font-weight-asian="normal" style:font-weight-complex="normal"/>
    </style:style>
    <style:style style:name="T141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42" style:family="text">
      <style:text-properties officeooo:rsid="004daa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Daftar Pustaka</text:p>
      <text:p text:style-name="P2"/>
      <text:p text:style-name="P1"><text:span text:style-name="T1">Adorno, </text:span><text:span text:style-name="T2">Theodor W.</text:span><text:span text:style-name="T4"> Critical Models: Interventions and Catchwords.</text:span><text:span text:style-name="T1"> </text:span><text:span text:style-name="T2">T</text:span><text:span text:style-name="T1">erj. Henry W. Pickford. <text:tab/>New York: Columbia University Press, </text:span><text:span text:style-name="T43">2005.</text:span></text:p>
      <text:p text:style-name="P1"/>
      <text:p text:style-name="P1"><text:span text:style-name="T2">———.</text:span><text:span text:style-name="T44"> “</text:span><text:span text:style-name="T45">Erziehung nach Auschwitz.” dalam </text:span><text:span text:style-name="T5">Ausgewä</text:span><text:span text:style-name="T6">h</text:span><text:span text:style-name="T5">lte Schriften.</text:span><text:span text:style-name="T45"> </text:span><text:span text:style-name="T46">J</text:span><text:span text:style-name="T2">il.</text:span><text:span text:style-name="T5"> </text:span><text:span text:style-name="T2">1, </text:span><text:span text:style-name="T47">3–18.</text:span><text:span text:style-name="T45"> Links <text:tab/>Bibliothek.</text:span></text:p>
      <text:p text:style-name="P4"/>
      <text:p text:style-name="P1"><text:span text:style-name="T2">———. </text:span><text:span text:style-name="T7">History and Freedom</text:span><text:span text:style-name="T48">. Ed. Rolf Tiedemann, terj. Rodney Livingstone. Malden: Polity <text:tab/>Press, 2006.</text:span></text:p>
      <text:p text:style-name="P1"/>
      <text:p text:style-name="P6"><text:span text:style-name="T49">———</text:span>. <text:span text:style-name="T3">An Introduction to Dialectics. </text:span><text:span text:style-name="T50">Ed. Christoph Ziermann, </text:span><text:span text:style-name="T125">t</text:span><text:span text:style-name="T50">erj. Nicholas Walker. Malden: <text:tab/>Polity Press, 2017.</text:span></text:p>
      <text:p text:style-name="P1"/>
      <text:p text:style-name="P5"><text:span text:style-name="T2">———</text:span>. <text:span text:style-name="T3">Lectures on Negative Dialectics.</text:span> Ed. Rolf Tiedemann, terj. Rodney Livingstone. <text:s/><text:tab/>Malden: Polity Press, 2008.</text:p>
      <text:p text:style-name="P3"/>
      <text:p text:style-name="P3"><text:span text:style-name="T2">———</text:span>. <text:span text:style-name="T3">Minima Moralia: Reflexionen aus dem beschãdigten Leben.</text:span> Frankfurt am Main: <text:tab/>Suhrkampf Verlag, 1951.</text:p>
      <text:p text:style-name="P1"/>
      <text:p text:style-name="P21"><text:span text:style-name="T61">———</text:span>. <text:span text:style-name="T3">Negative Dialectics.</text:span> Terj. EB Ashton. New York: Continuum, 2007.</text:p>
      <text:p text:style-name="P22"/>
      <text:p text:style-name="P98"><text:span text:style-name="T60">———</text:span><text:span text:style-name="T54">. </text:span><text:span text:style-name="T59">Negative Dialectics.</text:span><text:span text:style-name="T54"> </text:span><text:span text:style-name="T56">Edisi Kedua. </text:span><text:span text:style-name="T54">Terj. </text:span><text:span text:style-name="T55">Dennis Redmond</text:span><text:span text:style-name="T54">. </text:span><text:span text:style-name="T56">Tanpa Penerbit. 2021.</text:span></text:p>
      <text:p text:style-name="P98"><text:span text:style-name="T55"><text:tab/>url: https://www.academia.edu/39707967/Negative_Dialectics .</text:span></text:p>
      <text:p text:style-name="P22"/>
      <text:p text:style-name="P21"><text:span text:style-name="T61">———</text:span>. <text:span text:style-name="T3">Negative Dialektik. </text:span>Frankfurt am Main: Suhrkampf Verlag, <text:span text:style-name="T64">1966.</text:span></text:p>
      <text:p text:style-name="P22"/>
      <text:p text:style-name="P22"><text:span text:style-name="T61">———</text:span><text:span text:style-name="T65">. </text:span><text:span text:style-name="T8">Notes to Literature.</text:span><text:span text:style-name="T66"> </text:span><text:span text:style-name="T67">J</text:span><text:span text:style-name="T66">il. 2. </text:span><text:span text:style-name="T67">T</text:span><text:span text:style-name="T66">erj. Shierry Weber Nicholsen, ed. Rolf Tiedemann. New <text:tab/>York: Columbia University Press, </text:span><text:span text:style-name="T67">1992</text:span><text:span text:style-name="T66">.</text:span></text:p>
      <text:p text:style-name="P23"/>
      <text:p text:style-name="P23">———. <text:span text:style-name="T31">Problems of Moral Philosophy.</text:span><text:span text:style-name="T125"> Ed. Thomas Schröder, terj. Rodney Livingstone. <text:tab/></text:span><text:span text:style-name="T126">Cambridge: Polity Press, 2000.</text:span></text:p>
      <text:p text:style-name="P23"/>
      <text:p text:style-name="P78">Allison, Henry E. <text:span text:style-name="T3">Kant’s </text:span><text:span text:style-name="T30">Conception</text:span><text:span text:style-name="T3"> of Freedom.</text:span> Cambridge: Cambridge University Press, <text:tab/><text:span text:style-name="T124">2020</text:span>.</text:p>
      <text:p text:style-name="P77"/>
      <text:p text:style-name="P78"><text:span text:style-name="T123">———</text:span>. <text:span text:style-name="T3">Kant’s Theory of Freedom.</text:span> Cambridge: Cambridge University Press, 1990.</text:p>
      <text:p text:style-name="P23"/>
      <text:p text:style-name="P23">———. <text:span text:style-name="T3">Kant's Transcendental Idealism</text:span>. Edisi Diperbaharui dan Diperbesar. New Haven: Yale <text:tab/>University Press, 2004.</text:p>
      <text:p text:style-name="P23"/>
      <text:p text:style-name="P23">Anderson, Perry. <text:span text:style-name="T3">Considerations on Western Marxism. </text:span>London: Verso, 1979.</text:p>
      <text:p text:style-name="P24"/>
      <text:p text:style-name="P25">Arato, Andrew dan Paul Breines. <text:span text:style-name="T3">The Young Lukacs and the Origins of Western Marxism</text:span>. <text:tab/><text:span text:style-name="T68">New York: Seabury Press, 1979.</text:span></text:p>
      <text:p text:style-name="P24"/>
      <text:p text:style-name="P26">Aristotle. <text:span text:style-name="T3">Politics.</text:span> Terj. CDC Reeve. Indianapolis: Hackett, 2017.</text:p>
      <text:p text:style-name="P27"/>
      <text:p text:style-name="P27">Balibar, Étienne.<text:span text:style-name="T3"> The Philosophy of Marx.</text:span> Terj. Chris Turner. London: Verso, 2007.</text:p>
      <text:p text:style-name="P24"/>
      <text:p text:style-name="P85"><text:soft-page-break/>Bernstein, JM. “Concept and Object: Adorno’s Critique of Kant.” dalam <text:span text:style-name="T3">A Companion to <text:tab/>Adorno</text:span>, ed. Peter E. Gordon dkk., 48<text:span text:style-name="T69">7</text:span>–<text:span text:style-name="T69">501.</text:span> <text:span text:style-name="T69">New York: John Wiley &amp; Sons, 2</text:span><text:span text:style-name="T70">0</text:span><text:span text:style-name="T69">2</text:span><text:span text:style-name="T70">0</text:span><text:span text:style-name="T69">.</text:span></text:p>
      <text:p text:style-name="P24"/>
      <text:p text:style-name="P71">Bittner, <text:span text:style-name="T120">Rüdiger. “</text:span><text:span text:style-name="T3">Ressentiment.</text:span>” dalam<text:span text:style-name="T120"> </text:span><text:span text:style-name="T3">Nietzsche, Genealogy, Morality, </text:span>ed. Richard Schacht, <text:tab/>127–38. Berkeley: University of California Press, 1994.</text:p>
      <text:p text:style-name="P28"/>
      <text:p text:style-name="P28"><text:span text:style-name="T71">Boos, Sonja. </text:span><text:span text:style-name="T9">Speaking the Unspeakable in Postwar Germany: Toward a Public Discourse on the <text:tab/>Holocaust</text:span><text:span text:style-name="T71">. Ithaca, NY: Cornell University Press, 2014.</text:span></text:p>
      <text:p text:style-name="P24"/>
      <text:p text:style-name="P29">Bowie, Andrew. <text:span text:style-name="T3">Adorno and the Ends of Philosophy.</text:span> Malden: Polity Press, <text:span text:style-name="T72">2013.</text:span></text:p>
      <text:p text:style-name="P24"/>
      <text:p text:style-name="P24"><text:span text:style-name="T73">B</text:span>uck-Morss, Susan. <text:span text:style-name="T3">The Origin of Negative Dialectics: Theodor W. Adorno, Walter Benjamin, <text:tab/>and the Frankfurt Institute. </text:span>New York: The Free Press, 1977.</text:p>
      <text:p text:style-name="P30"/>
      <text:p text:style-name="P31"><text:span text:style-name="T74">Candioti, </text:span>Miguel.<text:span text:style-name="T74"> “Praxis.” dalam </text:span><text:span text:style-name="T10">The SAGE Handbook of Marxism, </text:span><text:span text:style-name="T75">ed. Beverley Skeggs dkk., <text:tab/></text:span>543–<text:span text:style-name="T76">558.</text:span><text:span text:style-name="T75"> </text:span>London: SAGE Publications, 2022. </text:p>
      <text:p text:style-name="P32"/>
      <text:p text:style-name="P76">Cassirer, Ernst. <text:span text:style-name="T3">Kant’s Life and Thought. </text:span>Terj. James Haden. New Haven: Yale University <text:tab/>Press, <text:span text:style-name="T122">1981.</text:span></text:p>
      <text:p text:style-name="P32"/>
      <text:p text:style-name="P32">Connerton, Paul. <text:span text:style-name="T3">The Tragedy of Enlightenment: An Essay on the Frankfurt School.</text:span> <text:tab/><text:span text:style-name="T77">Cambridge: Cambridge University Press, 1980.</text:span></text:p>
      <text:p text:style-name="P30"/>
      <text:p text:style-name="P33">Cook, Deborah, ed. <text:span text:style-name="T3">Theodor Adorno: Key Concepts. </text:span>Stocksfield: Acumen, 2008.</text:p>
      <text:p text:style-name="P34"/>
      <text:p text:style-name="P72">Copleston, Frederick. <text:span text:style-name="T3">A History of Philosophy</text:span>. Jil. 4, <text:span text:style-name="T3">Modern Philosophy: </text:span><text:span text:style-name="T26">F</text:span><text:span text:style-name="T3">rom Descartes to <text:tab/>Leibniz</text:span>. New York: Doubleday, 1994.</text:p>
      <text:p text:style-name="P34"/>
      <text:p text:style-name="P35"><text:span text:style-name="T61">———</text:span>. <text:span text:style-name="T3">A History of Philosophy. </text:span>Jil. 7: <text:span text:style-name="T11">Modern Philosophy: From the Post-Kantian Idealists to <text:tab/>Marx, Kierkegaard, and Nietzsche.</text:span><text:span text:style-name="T78"> New York: Doubleday, 1994.</text:span></text:p>
      <text:p text:style-name="P30"/>
      <text:p text:style-name="P30">Claussen, Detlev. <text:span text:style-name="T3">Theodor W. Adorno: One Last Genius. </text:span>Terj. Rodney Livingstone. Cambridge, <text:tab/>MA: Belknap Press, 2008.</text:p>
      <text:p text:style-name="P30"/>
      <text:p text:style-name="P36">Dudley, Will. <text:span text:style-name="T3">Hegel, Nietzsche, and Philosophy. </text:span><text:span text:style-name="T79">Cambridge: Cambridge University Press, <text:tab/></text:span><text:span text:style-name="T80">2002.</text:span></text:p>
      <text:p text:style-name="P30"/>
      <text:p text:style-name="P37">Engels, <text:span text:style-name="T81">Frederick. </text:span><text:span text:style-name="T12">Ludwig Feuerbach and the Outcome of Classical German Philosophy. </text:span><text:span text:style-name="T81">New <text:tab/>York: International Publishers, 1941.</text:span></text:p>
      <text:p text:style-name="P24"/>
      <text:p text:style-name="P37"><text:span text:style-name="T61">———</text:span><text:span text:style-name="T81">. </text:span><text:span text:style-name="T13">Socialism: Utopian and Scientific.</text:span><text:span text:style-name="T82"> New York: International Publishers, 2017.</text:span></text:p>
      <text:p text:style-name="P24"/>
      <text:p text:style-name="P38">Eyerman, Ron. “False Consciousness and Ideology in Marxist Theory.” <text:span text:style-name="T3">Acta Sociologica <text:tab/></text:span>24.1/2 (1981), 43–56. </text:p>
      <text:p text:style-name="P39"/>
      <text:p text:style-name="P40"><text:span text:style-name="T83">F</text:span>eenberg, <text:span text:style-name="T83">Adrew. </text:span><text:span text:style-name="T14">The Philosophy of Praxis: Marx, Lukács, and the Frankfurt School.</text:span><text:span text:style-name="T83"> London: <text:tab/>Verso, 2014.</text:span></text:p>
      <text:p text:style-name="P39"/>
      <text:p text:style-name="P41">Finlayson, James Gordon. “<text:span text:style-name="T84">Hegel, Adorno, and the Origins of Immanent Criticism.” </text:span><text:span text:style-name="T15">British <text:tab/>Journal of the History of Philosophy</text:span><text:span text:style-name="T84"> 22.6 (2014), 1142–1166.</text:span></text:p>
      <text:p text:style-name="P42"><text:soft-page-break/></text:p>
      <text:p text:style-name="P42"><text:span text:style-name="T85">Frükl, Josef. </text:span>“‘<text:span text:style-name="T86">Großartige Zweideutigkeit’: Kant.” </text:span><text:span text:style-name="T85">dalam </text:span><text:span text:style-name="T16">Adorno-Handbuch: Leben—Werk—<text:tab/>Wirkung</text:span><text:span text:style-name="T87">, </text:span><text:span text:style-name="T88">edisi kedua, </text:span><text:span text:style-name="T87">ed. Richard Klein dkk., 386–91. </text:span><text:span text:style-name="T88">Berlin: JB Metzler, 2019.</text:span></text:p>
      <text:p text:style-name="P39"/>
      <text:p text:style-name="P70">Gordon, Peter E. <text:span text:style-name="T3">Adorno and Existence.</text:span> Cambridge, MA: Harvard University Press, 2016.</text:p>
      <text:p text:style-name="P43"/>
      <text:p text:style-name="P75">Habermas, Jürgen. <text:span text:style-name="T3">The Philosophical Discourse of Modernity. </text:span>Terj. Frederick Lawrence. <text:tab/>Cambridge: Polity, 1998.</text:p>
      <text:p text:style-name="P43"/>
      <text:p text:style-name="P43">Hammer, Espen. <text:span text:style-name="T3">Adorno and the Political.</text:span> New York: Routledge, 2006.</text:p>
      <text:p text:style-name="P39"/>
      <text:p text:style-name="P74">Hardiman, Budi F. <text:span text:style-name="T3">Kritik Ideologi.</text:span> Yogyakarta: Kanisius, 2009.</text:p>
      <text:p text:style-name="P39"/>
      <text:p text:style-name="P39">Harman, Chris. <text:span text:style-name="T3">The Lost Revolution: Germany 1918 to 1923.</text:span> <text:span text:style-name="T89">London: Bookmarks, 1982.</text:span></text:p>
      <text:p text:style-name="P44"/>
      <text:p text:style-name="P45">Hegel, GWF. <text:span text:style-name="T3">Elements of the Philosophy of Right. </text:span>Ed. Allen W. Wood, terj. HB Nisbet. <text:tab/>Cambridge: Cambridge University Press, 1991.</text:p>
      <text:p text:style-name="P44"/>
      <text:p text:style-name="P86">———. <text:span text:style-name="T3">Lectures on the History of Philosophy, 1825–6.</text:span> Jil. III:<text:span text:style-name="T3"> Medieval and Modern Philosophy.</text:span> <text:tab/>Edisi terevisi. Ed. Robert F. Brown. Terj. RF Brown dkk. <text:span text:style-name="T127">Oxford: Clarendon Press, <text:tab/>2009.</text:span></text:p>
      <text:p text:style-name="P44"/>
      <text:p text:style-name="P46"><text:span text:style-name="T61">———</text:span>. <text:span text:style-name="T3">Phenomenology of Spirit. </text:span>Terj. AV Miller. Oxford: Oxford University Press, 1977.</text:p>
      <text:p text:style-name="P47"/>
      <text:p text:style-name="P47"><text:span text:style-name="T61">———</text:span>. <text:span text:style-name="T3">The Science of Logic</text:span>. Terj. George di Giovanni. Cambridge: Cambridge University <text:tab/>Press, 2010.</text:p>
      <text:p text:style-name="P48"/>
      <text:p text:style-name="P94">Hobsbawm, EJ. <text:span text:style-name="T3">The Age of Revolution: 1789–1848</text:span>. New York: Mentor, 1962.</text:p>
      <text:p text:style-name="P48"/>
      <text:p text:style-name="P48">Hollewedde, Sabine. “Adornos Kant-Rezeption: <text:span text:style-name="T90">Eine vernachlässigte Grundlage kritischer <text:tab/>Philosophie.” dalam </text:span><text:span text:style-name="T17">Oldenburger Jahrbuch für Philosophie 2017/2018, </text:span><text:span text:style-name="T90">ed. Alexander <text:tab/>Max Bauer dan Nils Baratella, 209–233. Oldenburg: BIS-Verlag, 2019.</text:span></text:p>
      <text:p text:style-name="P49"/>
      <text:p text:style-name="P49">Honneth, Axel. “Critical Theory.” Terj. Brian Elliott. dalam <text:span text:style-name="T3">The Routledge Companio</text:span><text:span text:style-name="T18">n</text:span><text:span text:style-name="T3"> to <text:tab/>Twentieth Century Philosophy</text:span>, ed. Dermot Moran, 784–813. New York: Routledge, <text:tab/>2008.</text:p>
      <text:p text:style-name="P49"/>
      <text:p text:style-name="P50">Horkheimer, Max dan Theodor W. Adorno. <text:span text:style-name="T3">Dialectic of Enlightenment. </text:span>Ed. Gunzelin Schmid <text:tab/>Noerr, terj. Edmund Jephcott. Stanford: Stanford University Press, 2002.</text:p>
      <text:p text:style-name="P44"/>
      <text:p text:style-name="P44">Jacoby, <text:span text:style-name="T91">Russell. </text:span><text:span text:style-name="T19">Dialectic of Defeat: Contours of Western Marxism. </text:span><text:span text:style-name="T91">Cambridge: Cambridge <text:tab/>University Press, 1981.</text:span></text:p>
      <text:p text:style-name="P24"/>
      <text:p text:style-name="P51"><text:span text:style-name="T92">J</text:span>ameson, Fredric. <text:span text:style-name="T3">Late Marxism: Adorno, or, The Persistence of Dialectic. </text:span>London: Verso, 1990.</text:p>
      <text:p text:style-name="P24"/>
      <text:p text:style-name="P64">Jarvis, Simon. <text:span text:style-name="T3">Adorno: A Critical Introduction.</text:span> New York: Routledge, 1998.</text:p>
      <text:p text:style-name="P24"/>
      <text:p text:style-name="P24"><text:span text:style-name="T73">J</text:span>ay, Martin. <text:span text:style-name="T3">Adorno.</text:span> Cambridge, MA: Harvard University Press, 1984.</text:p>
      <text:p text:style-name="P24"/>
      <text:p text:style-name="P24"><text:soft-page-break/>———. <text:span text:style-name="T20">The Dialectical Imagination: A History of the Frankfurt School and the Institute of <text:tab/>Social Research, 1923–1950. </text:span><text:span text:style-name="T93">Berkel</text:span><text:span text:style-name="T94">e</text:span><text:span text:style-name="T93">y: University of California Press, 1996.</text:span></text:p>
      <text:p text:style-name="P24"/>
      <text:p text:style-name="P81">———. <text:span text:style-name="T3">Marxism and Totality: The Adventures of a Concept from Lukács to Habermas.</text:span> <text:tab/>Berkeley: University of California Press, 1984.</text:p>
      <text:p text:style-name="P81"/>
      <text:p text:style-name="P88"><text:span text:style-name="T140">Jones, Daniel Stedman. </text:span><text:span text:style-name="T141">Masters of the Universe: Hayek, Friedman, and the Birth of Neoliberal <text:tab/>Politics.</text:span><text:span text:style-name="T140"> Princeton: Princeton University Press, 2012.</text:span></text:p>
      <text:p text:style-name="P81"/>
      <text:p text:style-name="P82">Kant, <text:span text:style-name="T95">Immanuel. </text:span><text:span text:style-name="T35">Critique of </text:span><text:span text:style-name="T36">Practical Reason. </text:span><text:span text:style-name="T62">T</text:span><text:span text:style-name="T63">erj</text:span><text:span text:style-name="T96">. Werner Pluhar. Indianapolis: Hackett, <text:tab/>2002</text:span><text:span text:style-name="T97">.</text:span></text:p>
      <text:p text:style-name="P79"/>
      <text:p text:style-name="P82"><text:span text:style-name="T97">———. </text:span><text:span text:style-name="T37">Critique of Pure Reason. </text:span><text:span text:style-name="T98">Terj. Werner Pluhar. Indianapolis: Hackett, 1996.</text:span></text:p>
      <text:p text:style-name="P80"/>
      <text:p text:style-name="P82"><text:span text:style-name="T98">———. </text:span><text:span text:style-name="T38">Groundwork of the Metaphysics of Morals. </text:span><text:span text:style-name="T99">Edisi Jerman–Inggris. Ed. dan terj. Mary <text:tab/>Gregor, direvisi oleh Jens Timmermann. Cambridge: Cambridge University Press, <text:tab/>2011.</text:span></text:p>
      <text:p text:style-name="P81"/>
      <text:p text:style-name="P83">Korsch, Karl. <text:span text:style-name="T3">Marxism and Philosophy.</text:span> Terj. Fred Halliday. <text:span text:style-name="T100">New York: Modern Reader, 1970.</text:span></text:p>
      <text:p text:style-name="P83"/>
      <text:p text:style-name="P84">Lanur, Alex. <text:span text:style-name="T3">Logika Selayang Pandang.</text:span> Yogyakarta: Kanisius, 1983.</text:p>
      <text:p text:style-name="P52"/>
      <text:p text:style-name="P97"><text:span text:style-name="T132">L</text:span><text:span text:style-name="T131">aplanche, Jean, dan Jean-Bertrand Pontalis. </text:span>The Language of Psychoanalysis.<text:span text:style-name="T131"> London:<text:tab/>Karnac Books, 1988. </text:span></text:p>
      <text:p text:style-name="P53"/>
      <text:p text:style-name="P53">van der Linden, Marcel. <text:span text:style-name="T3">Western Marxism and the Soviet Union: A Survey of Critical Theories <text:tab/>and Debates since 1917. </text:span>Terj. Jurriaan <text:span text:style-name="T101">Bendien. Leiden: Brill, 2007.</text:span></text:p>
      <text:p text:style-name="P24"/>
      <text:p text:style-name="P54">Löwith, Karl. <text:span text:style-name="T3">From Hegel to Nietzsche: The Revolution in Nineteenth-Century Thought.</text:span> Terj. <text:tab/>David E. Green. New York: Columbia University Press, 1991.</text:p>
      <text:p text:style-name="P24"/>
      <text:p text:style-name="P55"><text:span text:style-name="T102">Luk</text:span><text:span text:style-name="T103">á</text:span><text:span text:style-name="T102">cs, </text:span><text:span text:style-name="T104">Georg. </text:span><text:span text:style-name="T21">History and Class Consciousness: Studies in Marxist Dialectics.</text:span><text:span text:style-name="T104"> Terj. Rodney <text:tab/>Livingstone. Cambridge, MA: MIT Press, 1971.</text:span></text:p>
      <text:p text:style-name="P56"/>
      <text:p text:style-name="P56">Magnis-Suseno, Franz. <text:span text:style-name="T3">Dalam Bayang-Bayang Lenin: </text:span><text:span text:style-name="T27">Enam Pemikir Marxism dari Lenin <text:tab/>sampai Tan Malaka</text:span><text:span text:style-name="T3">. </text:span><text:span text:style-name="T105">Jakarta: Gramedia, 2016.</text:span></text:p>
      <text:p text:style-name="P57"/>
      <text:p text:style-name="P58">———. <text:s/><text:span text:style-name="T28">Dari Mao ke Marcuse: </text:span><text:span text:style-name="T29">Percikan Filsafat Marxis Pasca-Lenin. </text:span><text:span text:style-name="T121">Jakarta: Gramedia, 2013.</text:span></text:p>
      <text:p text:style-name="P57"/>
      <text:p text:style-name="P69">Marx, Karl. <text:span text:style-name="T25">Capital: A Critique of Political Economy.</text:span><text:span text:style-name="T119"> Jil. 1. Terj. Ben Fowkes. London: <text:tab/>Penguin Books, 1990.</text:span></text:p>
      <text:p text:style-name="P67"/>
      <text:p text:style-name="P68"><text:span text:style-name="T61">———</text:span>. <text:span text:style-name="T3">A Contribution to the Critique of Political Economy. </text:span>Terj. SW Ryazanskaya, ed. <text:tab/>Maurice Dobb. <text:span text:style-name="T106">New York: International Publishers, 1970.</text:span></text:p>
      <text:p text:style-name="P59"/>
      <text:p text:style-name="P59"><text:span text:style-name="T61">———</text:span> dan Frederick Engels. <text:span text:style-name="T3">Selected Works. </text:span>Jil. 1. Moscow: Progress Publishers, 1976.</text:p>
      <text:p text:style-name="P57"/>
      <text:p text:style-name="P57">Merquior, JG. <text:span text:style-name="T3">Western Marxism.</text:span> London: Paladin, <text:span text:style-name="T107">1986.</text:span></text:p>
      <text:p text:style-name="P60"/>
      <text:p text:style-name="P60"><text:soft-page-break/><text:span text:style-name="T73">Müller-Doohm, Stefan. </text:span><text:span text:style-name="T40">Adorno: A Biography. </text:span><text:span text:style-name="T109">Terj. Rodney Livingstone. Cambridge: Polity <text:tab/>Press, 2005.</text:span></text:p>
      <text:p text:style-name="P7"/>
      <text:p text:style-name="P18">O’Neill, Onora. <text:span text:style-name="T3">Constructions of Reason: Explorations of Kant’s Practical Philosophy.</text:span> <text:tab/>Cambridge: Cambridge University Press, 1989.</text:p>
      <text:p text:style-name="P8"/>
      <text:p text:style-name="P8">Osborne, Peter. “Adorno and Marx.” dalam <text:span text:style-name="T3">A Companion to Adorno</text:span>, ed. Gordon dkk.,</text:p>
      <text:p text:style-name="P8"><text:tab/>303–319.</text:p>
      <text:p text:style-name="P7"/>
      <text:p text:style-name="P60"><text:span text:style-name="T110">Pabst, Reinhard. “Ein Sohn aus gutem Hause: Theodor W. Adorno’s Kindheit in Frankfurt.” <text:tab/></text:span><text:span text:style-name="T41">Forschung Frankfurt </text:span><text:span text:style-name="T111">3-4 2003, 44–47. url: https://www.forschung-frankfurt.uni-<text:tab/>frankfurt.de/36050217/adorno-kindheit.pdf . </text:span></text:p>
      <text:p text:style-name="P7"/>
      <text:p text:style-name="P73"><text:span text:style-name="T112">Pensky, Max. “Critique and Disappointment: </text:span><text:span text:style-name="T42">Negative Dialectics</text:span><text:span text:style-name="T112"> as Late Philosophy.” dalam <text:tab/></text:span><text:span text:style-name="T42">Companion to Adorno</text:span><text:span text:style-name="T112">, ed. Gordon, 503–517.</text:span></text:p>
      <text:p text:style-name="P15"/>
      <text:p text:style-name="P65"><text:span text:style-name="T112">Pinkard, Terry. </text:span><text:span text:style-name="T42">German Philosophy 1760–1860: The Legacy of Idealism</text:span><text:span text:style-name="T112">. Cambridge: <text:tab/>Cambridge University Press, 2002.</text:span></text:p>
      <text:p text:style-name="P14"/>
      <text:p text:style-name="P66"><text:span text:style-name="T112">P</text:span><text:span text:style-name="T108">ippin, Robert. </text:span><text:span text:style-name="T39">The Persistence of Subjectivity: On the Kantian Aftermath. </text:span><text:span text:style-name="T108">Cambridge: <text:tab/>Cambridge University Press, 2005.</text:span></text:p>
      <text:p text:style-name="P16"/>
      <text:p text:style-name="P16">Plato. <text:span text:style-name="T3">Republic.</text:span> Terj. CDC Reeve. Indianapolis: Hackett, 2004.</text:p>
      <text:p text:style-name="P14"/>
      <text:p text:style-name="P61"><text:span text:style-name="T112">Ringer, Fritz K. </text:span><text:span text:style-name="T42">The Decline of the German Mandarins: The German Academic Community, <text:tab/>1890–1933</text:span><text:span text:style-name="T112">. Cambridge, MA: Harvard University Press, 1969.</text:span></text:p>
      <text:p text:style-name="P14"/>
      <text:p text:style-name="P24"><text:span text:style-name="T112">R</text:span><text:span text:style-name="T109">ose, Gillian. </text:span><text:span text:style-name="T40">The Melancholy Science: An Introduction to the Thought of Theodor W. Adorno. <text:tab/></text:span><text:span text:style-name="T109">London: Verso, 2014.</text:span></text:p>
      <text:p text:style-name="P7"/>
      <text:p text:style-name="P92"><text:span text:style-name="T137">Schweppenh</text:span><text:span text:style-name="T129">ä</text:span><text:span text:style-name="T137">user, </text:span>Gerhard. <text:span text:style-name="T33">Ethik nach Auschwitz: Adornos negative Moralphilosophie.</text:span><text:span text:style-name="T138"> <text:tab/></text:span><text:span text:style-name="T139">Wiesbaden: Springer, 2016.</text:span></text:p>
      <text:p text:style-name="P9"/>
      <text:p text:style-name="P9">Shields, Christopher. <text:span text:style-name="T3">Aristotle. </text:span>Edisi kedua. New York: Routledge, 2014.</text:p>
      <text:p text:style-name="P10"/>
      <text:p text:style-name="P10">Sohn-Rethel, Alfred. <text:span text:style-name="T3">Intellectual and Manual Labour: A Critique of Epistemology.</text:span> <text:span text:style-name="T118">Terj. Martin <text:tab/>Sohn-Rethel. </text:span>Chicago: Haymarket Books, 2021.</text:p>
      <text:p text:style-name="P11"/>
      <text:p text:style-name="P87"><text:span text:style-name="T52">S</text:span><text:span text:style-name="T51">pinoza, Baruch. </text:span><text:span text:style-name="T57">Ethics, Treatise on the Emendation of the Intellect, and Selected Letters. </text:span><text:span text:style-name="T51">Ed. <text:tab/>Seymour Feldman, terj. Samuel Shirley. Indianapolis: Hackett, 1992.</text:span></text:p>
      <text:p text:style-name="P17"/>
      <text:p text:style-name="P90">Syberberg, Hans-J<text:span text:style-name="T128">ü</text:span>rgen, sutr. <text:span text:style-name="T3">Hitler: ein Film aus Deutschland. </text:span><text:span text:style-name="T130">1978, <text:s/></text:span><text:span text:style-name="T136">München: TMS Film <text:tab/>GmbH.</text:span></text:p>
      <text:p text:style-name="P17"/>
      <text:p text:style-name="P99"><text:span text:style-name="T52">Viši</text:span><text:span text:style-name="T53">ć, Maroje. “Revisiting Adorno’s Position on the Relation of Theory to Praxis.” </text:span><text:span text:style-name="T58">Obnovljeni <text:tab/>Život </text:span><text:span text:style-name="T53">75.3 (2020), 311–322. doi: https://doi.org/10.31337/oz.75.3.2 .</text:span></text:p>
      <text:p text:style-name="P99"><text:span text:style-name="T53"/></text:p>
      <text:p text:style-name="P101"><text:span text:style-name="T142">Vogt, </text:span>Henri.<text:span text:style-name="T142"> “Covid and Freedom,” </text:span><text:span text:style-name="T34">Social Science Information </text:span><text:span text:style-name="T133">60(4) </text:span><text:span text:style-name="T135">(2021)</text:span><text:span text:style-name="T133">, 548–559.</text:span></text:p>
      <text:p text:style-name="P100"><text:span text:style-name="T133"><text:tab/></text:span><text:span text:style-name="T134">doi: https://doi.org/10.1177/05390184211050850</text:span><text:span text:style-name="T134"> .</text:span></text:p>
      <text:p text:style-name="P11"/>
      <text:p text:style-name="P11"><text:soft-page-break/><text:span text:style-name="T114">W</text:span>eber, <text:span text:style-name="T114">Hermann. “The Stalinization of the KPD: Old and New Views. dalam</text:span><text:span text:style-name="T22"> </text:span><text:span text:style-name="T23">Bolshevism, <text:tab/>Stalinism, and the Comintern: Perspectives on Stalinization, 1917–53</text:span><text:span text:style-name="T115">, ed. Norman <text:tab/>Laporte dkk.,</text:span><text:span text:style-name="T22"> </text:span><text:span text:style-name="T114">22–44. </text:span><text:span text:style-name="T116">London: Palgrave Macmillan, 2008.</text:span></text:p>
      <text:p text:style-name="P7"/>
      <text:p text:style-name="P12"><text:span text:style-name="T117">Wellmer, Albrecht. </text:span><text:span text:style-name="T24">Critical Theory of Society. </text:span><text:span text:style-name="T117">Terj. John Cumming. New York: Continuum, <text:tab/>1971.</text:span></text:p>
      <text:p text:style-name="P13"/>
      <text:p text:style-name="P62"><text:span text:style-name="T113">W</text:span><text:span text:style-name="T108">esche, Tilo. “Negative Dialektik: Kritik an Hegel.” dalam </text:span><text:span text:style-name="T39">Adorno-Handbuch</text:span><text:span text:style-name="T108">, ed. Klein dkk., <text:tab/>377–385. </text:span></text:p>
      <text:p text:style-name="P13"/>
      <text:p text:style-name="P19">Wood, Allen. W. <text:span text:style-name="T3">Kant’s Ethical Thought.</text:span> Cambridge: Cambridge University Press, 1999.</text:p>
      <text:p text:style-name="P13"/>
      <text:p text:style-name="P63"><text:span text:style-name="T113">Ž</text:span><text:span text:style-name="T109">i</text:span><text:span text:style-name="T113">ž</text:span><text:span text:style-name="T109">ek, Slavoj. “Varieties of the Transcendental in Western Marxism.” </text:span><text:span text:style-name="T40">Problemi International</text:span><text:span text:style-name="T109"> <text:tab/>3.3 (2019), 5–25.</text:span>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nux Libertine O" svg:font-family="'Linux Libertine O'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nux Libertine O" fo:font-size="12pt" fo:language="id" fo:country="ID" style:letter-kerning="true" style:font-name-asian="Source Han Serif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nux Libertine O" fo:font-size="12pt" fo:language="id" fo:country="ID" style:letter-kerning="true" style:font-name-asian="Source Han Serif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nux Libertine O" fo:font-family="'Linux Libertine O'" fo:font-size="14pt" style:font-name-asian="Source Han Sans CN" style:font-family-asian="'Source Han Sans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nux Libertine O" fo:font-family="'Linux Libertine O'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nux Libertine O" fo:font-family="'Linux Libertine O'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O" fo:font-family="'Linux Libertine O'"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Footnote" style:family="paragraph" style:parent-style-name="Standard" style:class="extra" style:master-page-name="">
      <style:paragraph-properties fo:margin-left="0.598cm" fo:margin-right="0cm" fo:text-indent="-0.598cm" style:auto-text-indent="false" style:page-number="auto" fo:keep-with-next="always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6T22:40:53.692924228</meta:creation-date>
    <dc:date>2023-05-07T01:48:01.261053469</dc:date>
    <meta:editing-duration>P48DT2H54M49S</meta:editing-duration>
    <meta:editing-cycles>33</meta:editing-cycles>
    <meta:generator>LibreOffice/7.4.6.2$Linux_X86_64 LibreOffice_project/40$Build-2</meta:generator>
    <meta:document-statistic meta:table-count="0" meta:image-count="0" meta:object-count="0" meta:page-count="6" meta:paragraph-count="98" meta:word-count="1474" meta:character-count="10841" meta:non-whitespace-character-count="9411"/>
  </office:meta>
</office:document-meta>
</file>